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wiss" style:font-pitch="variable" svg:panose-1="2 11 6 3 3 8 4 2 2 4"/>
    <style:font-face style:name="Franklin Gothic Medium" svg:font-family="Franklin Gothic Medium" style:font-family-generic="swiss" style:font-pitch="variable" svg:panose-1="2 11 6 3 2 1 2 2 2 4"/>
    <style:font-face style:name="HGSoeiKakugothicUB" svg:font-family="HGSoeiKakugothicUB" style:font-family-generic="modern" style:font-pitch="fixed"/>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Times New Roman Cyr" svg:font-family="Times New Roman Cyr" style:font-family-generic="system" style:font-pitch="variable"/>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fo:text-align="center" fo:margin-top="0.0402in" fo:margin-bottom="0.0597in"/>
      <style:text-properties style:font-name="Times New Roman Cyr" fo:font-weight="bold" style:font-weight-asian="bold" style:font-weight-complex="bold" fo:text-transform="uppercase" fo:color="#000000" fo:font-size="12pt" style:font-size-asian="12pt" style:font-size-complex="12pt"/>
    </style:style>
    <style:style style:name="P2" style:parent-style-name="Heading1" style:family="paragraph">
      <style:paragraph-properties fo:text-align="center" fo:margin-top="0.0402in" fo:margin-bottom="0.0597in"/>
      <style:text-properties style:font-name="Times New Roman Cyr" fo:font-weight="bold" style:font-weight-asian="bold" style:font-weight-complex="bold" fo:text-transform="uppercase" fo:color="#000000" fo:font-size="12pt" style:font-size-asian="12pt" style:font-size-complex="12pt"/>
    </style:style>
    <style:style style:name="P3" style:parent-style-name="Standard" style:family="paragraph">
      <style:paragraph-properties fo:text-align="center" fo:line-height="115%"/>
      <style:text-properties style:font-name="Times New Roman Cyr" fo:font-weight="bold" style:font-weight-asian="bold" style:font-weight-complex="bold" fo:color="#000000" fo:font-size="10pt" style:font-size-asian="10pt" style:font-size-complex="10pt"/>
    </style:style>
    <style:style style:name="P4" style:parent-style-name="Standard" style:family="paragraph">
      <style:paragraph-properties fo:text-align="justify" fo:line-height="115%"/>
      <style:text-properties style:font-name="Times New Roman Cyr" fo:color="#000000" fo:font-size="10pt" style:font-size-asian="10pt" style:font-size-complex="10pt"/>
    </style:style>
    <style:style style:name="P5" style:parent-style-name="Standard" style:family="paragraph">
      <style:paragraph-properties fo:line-height="115%"/>
      <style:text-properties style:font-name="Times New Roman Cyr" fo:font-weight="bold" style:font-weight-asian="bold" style:font-weight-complex="bold" fo:font-variant="small-caps" fo:color="#000000" fo:font-size="10pt" style:font-size-asian="10pt" style:font-size-complex="10pt"/>
    </style:style>
    <style:style style:name="P6" style:parent-style-name="Standard" style:family="paragraph">
      <style:paragraph-properties fo:text-align="justify" fo:line-height="115%" fo:text-indent="0.5in"/>
      <style:text-properties style:font-name="Times New Roman Cyr" fo:color="#000000" fo:font-size="10pt" style:font-size-asian="10pt" style:font-size-complex="10pt"/>
    </style:style>
    <style:style style:name="P7" style:parent-style-name="Standard" style:family="paragraph">
      <style:paragraph-properties fo:line-height="115%"/>
      <style:text-properties style:font-name="Times New Roman Cyr" fo:font-weight="bold" style:font-weight-asian="bold" style:font-weight-complex="bold" fo:font-variant="small-caps" fo:color="#000000" fo:font-size="10pt" style:font-size-asian="10pt" style:font-size-complex="10pt"/>
    </style:style>
    <style:style style:name="P8" style:parent-style-name="Standard" style:family="paragraph">
      <style:paragraph-properties fo:line-height="115%"/>
      <style:text-properties style:font-name="Times New Roman Cyr" fo:font-weight="bold" style:font-weight-asian="bold" style:font-weight-complex="bold" fo:font-variant="small-caps" fo:color="#000000" fo:font-size="10pt" style:font-size-asian="10pt" style:font-size-complex="10pt"/>
    </style:style>
    <style:style style:name="P9" style:parent-style-name="Standard" style:family="paragraph">
      <style:paragraph-properties fo:text-align="justify" fo:line-height="115%"/>
    </style:style>
    <style:style style:name="T10" style:parent-style-name="DefaultParagraphFont" style:family="text">
      <style:text-properties style:font-name="Times New Roman Cyr" fo:color="#000000" fo:font-size="10pt" style:font-size-asian="10pt" style:font-size-complex="10pt"/>
    </style:style>
    <style:style style:name="T11" style:parent-style-name="DefaultParagraphFont" style:family="text">
      <style:text-properties style:font-name="Times New Roman Cyr" fo:font-style="italic" style:font-style-asian="italic" style:font-style-complex="italic" fo:color="#000000" fo:font-size="10pt" style:font-size-asian="10pt" style:font-size-complex="10pt"/>
    </style:style>
    <style:style style:name="P12" style:parent-style-name="Standard" style:family="paragraph">
      <style:paragraph-properties fo:text-align="justify" fo:line-height="115%" fo:text-indent="0.5in"/>
      <style:text-properties style:font-name="Times New Roman Cyr" fo:color="#000000" fo:font-size="10pt" style:font-size-asian="10pt" style:font-size-complex="10pt"/>
    </style:style>
    <style:style style:name="P13" style:parent-style-name="Standard" style:family="paragraph">
      <style:paragraph-properties fo:text-align="justify" fo:line-height="115%" fo:text-indent="0.5in"/>
      <style:text-properties style:font-name="Times New Roman Cyr" fo:color="#000000" fo:font-size="10pt" style:font-size-asian="10pt" style:font-size-complex="10pt"/>
    </style:style>
    <style:style style:name="P14" style:parent-style-name="Standard" style:family="paragraph">
      <style:paragraph-properties fo:text-align="justify" fo:line-height="115%" fo:text-indent="0.5in"/>
      <style:text-properties style:font-name="Times New Roman Cyr" fo:font-style="italic" style:font-style-asian="italic" style:font-style-complex="italic" fo:color="#000000" fo:font-size="10pt" style:font-size-asian="10pt" style:font-size-complex="10pt"/>
    </style:style>
    <style:style style:name="P15" style:parent-style-name="Standard" style:family="paragraph">
      <style:paragraph-properties fo:text-align="justify" fo:line-height="115%" fo:text-indent="0.5in"/>
      <style:text-properties style:font-name="Times New Roman Cyr" fo:color="#000000" fo:font-size="10pt" style:font-size-asian="10pt" style:font-size-complex="10pt"/>
    </style:style>
    <style:style style:name="P16" style:parent-style-name="Standard" style:family="paragraph">
      <style:paragraph-properties fo:text-align="justify" fo:line-height="115%" fo:text-indent="0.5in"/>
      <style:text-properties style:font-name="Times New Roman Cyr" fo:color="#000000" fo:font-size="10pt" style:font-size-asian="10pt" style:font-size-complex="10pt"/>
    </style:style>
    <style:style style:name="P17" style:parent-style-name="Standard" style:family="paragraph">
      <style:paragraph-properties fo:text-align="justify" fo:line-height="115%" fo:text-indent="0.5in"/>
      <style:text-properties style:font-name="Times New Roman Cyr" fo:color="#000000" fo:font-size="10pt" style:font-size-asian="10pt" style:font-size-complex="10pt"/>
    </style:style>
    <style:style style:name="P18" style:parent-style-name="Standard" style:family="paragraph">
      <style:paragraph-properties fo:text-align="justify" fo:line-height="115%" fo:text-indent="0.5in"/>
      <style:text-properties style:font-name="Times New Roman Cyr" fo:color="#000000" fo:font-size="10pt" style:font-size-asian="10pt" style:font-size-complex="10pt"/>
    </style:style>
    <style:style style:name="P19" style:parent-style-name="Standard" style:family="paragraph">
      <style:paragraph-properties fo:text-align="justify" fo:text-indent="0.5in"/>
      <style:text-properties style:font-name="Times New Roman Cyr" fo:color="#000000" fo:font-size="10pt" style:font-size-asian="10pt" style:font-size-complex="10pt"/>
    </style:style>
    <style:style style:name="P20" style:parent-style-name="Standard" style:family="paragraph">
      <style:paragraph-properties fo:text-align="justify" fo:text-indent="0.5in"/>
      <style:text-properties style:font-name="Times New Roman Cyr" fo:color="#000000" fo:font-size="10pt" style:font-size-asian="10pt" style:font-size-complex="10pt"/>
    </style:style>
    <style:style style:name="P21" style:parent-style-name="Standard" style:family="paragraph">
      <style:paragraph-properties fo:line-height="115%"/>
    </style:style>
    <style:style style:name="T22" style:parent-style-name="DefaultParagraphFont" style:family="text">
      <style:text-properties style:font-name="Times New Roman Cyr" fo:font-weight="bold" style:font-weight-asian="bold" style:font-weight-complex="bold" fo:font-variant="small-caps" fo:color="#000000" fo:font-size="10pt" style:font-size-asian="10pt" style:font-size-complex="10pt"/>
    </style:style>
    <style:style style:name="P23" style:parent-style-name="Standard" style:family="paragraph">
      <style:paragraph-properties fo:text-align="justify" fo:line-height="115%"/>
    </style:style>
    <style:style style:name="T24" style:parent-style-name="DefaultParagraphFont" style:family="text">
      <style:text-properties style:font-name="Times New Roman Cyr" fo:font-variant="small-caps" fo:color="#000000" fo:font-size="10pt" style:font-size-asian="10pt" style:font-size-complex="10pt"/>
    </style:style>
    <style:style style:name="T25" style:parent-style-name="DefaultParagraphFont" style:family="text">
      <style:text-properties style:font-name="Times New Roman Cyr" fo:font-style="italic" style:font-style-asian="italic" style:font-style-complex="italic" fo:color="#000000" fo:font-size="10pt" style:font-size-asian="10pt" style:font-size-complex="10pt"/>
    </style:style>
    <style:style style:name="P26" style:parent-style-name="Standard" style:family="paragraph">
      <style:paragraph-properties fo:text-align="justify" fo:line-height="115%"/>
      <style:text-properties style:font-name="Times New Roman Cyr" fo:color="#000000" fo:font-size="10pt" style:font-size-asian="10pt" style:font-size-complex="10pt"/>
    </style:style>
    <style:style style:name="P27" style:parent-style-name="Standard" style:family="paragraph">
      <style:paragraph-properties fo:text-align="justify" fo:line-height="115%"/>
      <style:text-properties style:font-name="Times New Roman Cyr" fo:color="#000000" fo:font-size="10pt" style:font-size-asian="10pt" style:font-size-complex="10pt"/>
    </style:style>
    <style:style style:name="P28" style:parent-style-name="Standard" style:family="paragraph">
      <style:paragraph-properties fo:text-align="justify" fo:line-height="115%"/>
    </style:style>
    <style:style style:name="T29" style:parent-style-name="DefaultParagraphFont" style:family="text">
      <style:text-properties style:font-name="Times New Roman Cyr" fo:color="#000000" fo:font-size="10pt" style:font-size-asian="10pt" style:font-size-complex="10pt"/>
    </style:style>
    <style:style style:name="T30" style:parent-style-name="DefaultParagraphFont" style:family="text">
      <style:text-properties style:font-name="Times New Roman Cyr" fo:font-style="italic" style:font-style-asian="italic" style:font-style-complex="italic" fo:color="#000000" fo:font-size="10pt" style:font-size-asian="10pt" style:font-size-complex="10pt"/>
    </style:style>
    <style:style style:name="P31" style:parent-style-name="Standard" style:family="paragraph">
      <style:paragraph-properties fo:text-align="justify" fo:line-height="115%"/>
    </style:style>
    <style:style style:name="T32" style:parent-style-name="DefaultParagraphFont" style:family="text">
      <style:text-properties style:font-name="Times New Roman Cyr" fo:font-weight="bold" style:font-weight-asian="bold" style:font-weight-complex="bold" fo:color="#000000" fo:font-size="10pt" style:font-size-asian="10pt" style:font-size-complex="10pt"/>
    </style:style>
    <style:style style:name="T33" style:parent-style-name="DefaultParagraphFont" style:family="text">
      <style:text-properties style:font-name="Times New Roman Cyr" fo:color="#000000" fo:font-size="10pt" style:font-size-asian="10pt" style:font-size-complex="10pt"/>
    </style:style>
    <style:style style:name="P34" style:parent-style-name="Standard" style:family="paragraph">
      <style:paragraph-properties fo:text-align="justify" fo:line-height="115%"/>
      <style:text-properties style:font-name="Times New Roman Cyr" fo:color="#000000" fo:font-size="10pt" style:font-size-asian="10pt" style:font-size-complex="10pt"/>
    </style:style>
    <style:style style:name="P35" style:parent-style-name="Standard" style:family="paragraph">
      <style:paragraph-properties fo:text-align="justify" fo:line-height="115%"/>
      <style:text-properties style:font-name="Times New Roman Cyr" fo:color="#000000" fo:font-size="10pt" style:font-size-asian="10pt" style:font-size-complex="10pt"/>
    </style:style>
    <style:style style:name="P36" style:parent-style-name="Standard" style:family="paragraph">
      <style:paragraph-properties fo:text-align="justify" fo:line-height="115%"/>
    </style:style>
    <style:style style:name="T37" style:parent-style-name="DefaultParagraphFont" style:family="text">
      <style:text-properties style:font-name="Times New Roman Cyr" fo:font-weight="bold" style:font-weight-asian="bold" style:font-weight-complex="bold" fo:color="#000000" fo:font-size="10pt" style:font-size-asian="10pt" style:font-size-complex="10pt"/>
    </style:style>
    <style:style style:name="T38" style:parent-style-name="DefaultParagraphFont" style:family="text">
      <style:text-properties style:font-name="Times New Roman Cyr" fo:color="#000000" fo:font-size="10pt" style:font-size-asian="10pt" style:font-size-complex="10pt"/>
    </style:style>
    <style:style style:name="P39" style:parent-style-name="Standard" style:family="paragraph">
      <style:paragraph-properties fo:text-align="justify" fo:line-height="115%"/>
      <style:text-properties style:font-name="Times New Roman Cyr" fo:color="#000000" fo:font-size="10pt" style:font-size-asian="10pt" style:font-size-complex="10pt"/>
    </style:style>
    <style:style style:name="P40" style:parent-style-name="Standard" style:family="paragraph">
      <style:paragraph-properties fo:text-align="justify" fo:line-height="115%"/>
      <style:text-properties style:font-name="Times New Roman Cyr" fo:color="#000000" fo:font-size="10pt" style:font-size-asian="10pt" style:font-size-complex="10pt"/>
    </style:style>
    <style:style style:name="P41" style:parent-style-name="Standard" style:family="paragraph">
      <style:paragraph-properties fo:text-align="justify" fo:line-height="115%"/>
    </style:style>
    <style:style style:name="T42" style:parent-style-name="DefaultParagraphFont" style:family="text">
      <style:text-properties style:font-name="Times New Roman Cyr" fo:font-weight="bold" style:font-weight-asian="bold" style:font-weight-complex="bold" fo:color="#000000" fo:font-size="10pt" style:font-size-asian="10pt" style:font-size-complex="10pt"/>
    </style:style>
    <style:style style:name="T43" style:parent-style-name="DefaultParagraphFont" style:family="text">
      <style:text-properties style:font-name="Times New Roman Cyr" fo:color="#000000" fo:font-size="10pt" style:font-size-asian="10pt" style:font-size-complex="10pt"/>
    </style:style>
    <style:style style:name="P44" style:parent-style-name="Standard" style:family="paragraph">
      <style:paragraph-properties fo:text-align="justify" fo:line-height="115%"/>
      <style:text-properties style:font-name="Times New Roman Cyr" fo:color="#000000" fo:font-size="10pt" style:font-size-asian="10pt" style:font-size-complex="10pt"/>
    </style:style>
    <style:style style:name="P45" style:parent-style-name="Standard" style:family="paragraph">
      <style:paragraph-properties fo:text-align="justify" fo:line-height="115%"/>
      <style:text-properties style:font-name="Times New Roman Cyr" fo:color="#000000" fo:font-size="10pt" style:font-size-asian="10pt" style:font-size-complex="10pt"/>
    </style:style>
    <style:style style:name="P46" style:parent-style-name="Standard" style:family="paragraph">
      <style:paragraph-properties fo:text-align="justify" fo:line-height="115%"/>
      <style:text-properties style:font-name="Times New Roman Cyr" fo:color="#000000" fo:font-size="10pt" style:font-size-asian="10pt" style:font-size-complex="10pt"/>
    </style:style>
    <style:style style:name="P47" style:parent-style-name="Standard" style:family="paragraph">
      <style:paragraph-properties fo:text-align="justify" fo:line-height="115%"/>
      <style:text-properties style:font-name="Times New Roman Cyr" fo:color="#000000" fo:font-size="10pt" style:font-size-asian="10pt" style:font-size-complex="10pt"/>
    </style:style>
    <style:style style:name="P48" style:parent-style-name="Standard" style:family="paragraph">
      <style:paragraph-properties fo:text-align="justify" fo:line-height="115%"/>
    </style:style>
    <style:style style:name="T49" style:parent-style-name="DefaultParagraphFont" style:family="text">
      <style:text-properties style:font-name="Times New Roman Cyr" fo:font-weight="bold" style:font-weight-asian="bold" style:font-weight-complex="bold" fo:color="#000000" fo:font-size="10pt" style:font-size-asian="10pt" style:font-size-complex="10pt"/>
    </style:style>
    <style:style style:name="T50" style:parent-style-name="DefaultParagraphFont" style:family="text">
      <style:text-properties style:font-name="Times New Roman Cyr" fo:color="#000000" fo:font-size="10pt" style:font-size-asian="10pt" style:font-size-complex="10pt"/>
    </style:style>
    <style:style style:name="P51" style:parent-style-name="Standard" style:family="paragraph">
      <style:paragraph-properties fo:text-align="justify" fo:line-height="115%"/>
      <style:text-properties style:font-name="Times New Roman Cyr" fo:color="#000000" fo:font-size="10pt" style:font-size-asian="10pt" style:font-size-complex="10pt"/>
    </style:style>
    <style:style style:name="P52" style:parent-style-name="Standard" style:family="paragraph">
      <style:paragraph-properties fo:text-align="justify" fo:line-height="115%"/>
      <style:text-properties style:font-name="Times New Roman Cyr" fo:color="#000000" fo:font-size="10pt" style:font-size-asian="10pt" style:font-size-complex="10pt"/>
    </style:style>
    <style:style style:name="P53" style:parent-style-name="Standard" style:family="paragraph">
      <style:paragraph-properties fo:text-align="justify" fo:line-height="115%"/>
    </style:style>
    <style:style style:name="T54" style:parent-style-name="DefaultParagraphFont" style:family="text">
      <style:text-properties style:font-name="Times New Roman Cyr" fo:font-weight="bold" style:font-weight-asian="bold" style:font-weight-complex="bold" fo:color="#000000" fo:font-size="10pt" style:font-size-asian="10pt" style:font-size-complex="10pt"/>
    </style:style>
    <style:style style:name="T55" style:parent-style-name="DefaultParagraphFont" style:family="text">
      <style:text-properties style:font-name="Times New Roman Cyr" fo:color="#000000" fo:font-size="10pt" style:font-size-asian="10pt" style:font-size-complex="10pt"/>
    </style:style>
    <style:style style:name="T56" style:parent-style-name="DefaultParagraphFont" style:family="text">
      <style:text-properties style:font-name="Times New Roman Cyr" fo:color="#000000" fo:font-size="10pt" style:font-size-asian="10pt" style:font-size-complex="10pt"/>
    </style:style>
    <style:style style:name="P57" style:parent-style-name="Standard" style:family="paragraph">
      <style:paragraph-properties fo:text-align="justify" fo:line-height="115%"/>
      <style:text-properties style:font-name="Times New Roman Cyr" fo:color="#000000" fo:font-size="10pt" style:font-size-asian="10pt" style:font-size-complex="10pt"/>
    </style:style>
    <style:style style:name="P58" style:parent-style-name="Standard" style:family="paragraph">
      <style:paragraph-properties fo:text-align="justify" fo:line-height="115%"/>
      <style:text-properties style:font-name="Times New Roman Cyr" fo:color="#000000" fo:font-size="10pt" style:font-size-asian="10pt" style:font-size-complex="10pt"/>
    </style:style>
    <style:style style:name="P59" style:parent-style-name="Standard" style:family="paragraph">
      <style:paragraph-properties fo:line-height="115%"/>
      <style:text-properties style:font-name="Times New Roman Cyr" fo:font-weight="bold" style:font-weight-asian="bold" style:font-weight-complex="bold" fo:font-variant="small-caps" fo:color="#000000" fo:font-size="10pt" style:font-size-asian="10pt" style:font-size-complex="10pt"/>
    </style:style>
    <style:style style:name="P60" style:parent-style-name="Standard" style:family="paragraph">
      <style:paragraph-properties fo:line-height="115%"/>
      <style:text-properties style:font-name="Times New Roman Cyr" fo:font-weight="bold" style:font-weight-asian="bold" style:font-weight-complex="bold" fo:font-variant="small-caps" fo:color="#000000" fo:font-size="10pt" style:font-size-asian="10pt" style:font-size-complex="10pt"/>
    </style:style>
    <style:style style:name="P61" style:parent-style-name="Standard" style:family="paragraph">
      <style:paragraph-properties fo:text-align="justify" fo:line-height="115%"/>
      <style:text-properties style:font-name="Times New Roman Cyr" fo:color="#000000" fo:font-size="10pt" style:font-size-asian="10pt" style:font-size-complex="10pt"/>
    </style:style>
    <style:style style:name="P62" style:parent-style-name="Standard" style:family="paragraph">
      <style:paragraph-properties fo:text-align="justify" fo:line-height="115%"/>
      <style:text-properties style:font-name="Times New Roman Cyr" fo:color="#000000" fo:font-size="10pt" style:font-size-asian="10pt" style:font-size-complex="10pt"/>
    </style:style>
    <style:style style:name="P63" style:parent-style-name="Standard" style:family="paragraph">
      <style:paragraph-properties fo:line-height="115%"/>
      <style:text-properties style:font-name="Times New Roman Cyr" fo:font-weight="bold" style:font-weight-asian="bold" style:font-weight-complex="bold" fo:font-variant="small-caps" fo:color="#000000" fo:font-size="10pt" style:font-size-asian="10pt" style:font-size-complex="10pt"/>
    </style:style>
    <style:style style:name="P64" style:parent-style-name="Standard" style:family="paragraph">
      <style:paragraph-properties fo:line-height="115%"/>
      <style:text-properties style:font-name="Times New Roman Cyr" fo:font-weight="bold" style:font-weight-asian="bold" style:font-weight-complex="bold" fo:font-variant="small-caps" fo:color="#000000" fo:font-size="10pt" style:font-size-asian="10pt" style:font-size-complex="10pt"/>
    </style:style>
    <style:style style:name="P65" style:parent-style-name="Standard" style:family="paragraph">
      <style:paragraph-properties fo:text-align="justify" fo:line-height="115%"/>
    </style:style>
    <style:style style:name="T66" style:parent-style-name="DefaultParagraphFont" style:family="text">
      <style:text-properties style:font-name="Times New Roman Cyr" fo:color="#000000" fo:font-size="10pt" style:font-size-asian="10pt" style:font-size-complex="10pt"/>
    </style:style>
    <style:style style:name="T67" style:parent-style-name="DefaultParagraphFont" style:family="text">
      <style:text-properties style:font-name="Times New Roman Cyr" fo:color="#000000" fo:font-size="10pt" style:font-size-asian="10pt" style:font-size-complex="10pt"/>
    </style:style>
    <style:style style:name="T68" style:parent-style-name="DefaultParagraphFont" style:family="text">
      <style:text-properties style:font-name="Times New Roman Cyr" fo:color="#000000" style:text-position="super 65%" fo:font-size="10pt" style:font-size-asian="10pt" style:font-size-complex="10pt"/>
    </style:style>
    <style:style style:name="T69" style:parent-style-name="DefaultParagraphFont" style:family="text">
      <style:text-properties style:font-name="Times New Roman Cyr" fo:color="#000000" fo:font-size="10pt" style:font-size-asian="10pt" style:font-size-complex="10pt"/>
    </style:style>
    <style:style style:name="P70" style:parent-style-name="Standard" style:family="paragraph">
      <style:paragraph-properties fo:text-align="justify" fo:line-height="115%"/>
      <style:text-properties style:font-name="Times New Roman Cyr" fo:color="#000000" fo:font-size="10pt" style:font-size-asian="10pt" style:font-size-complex="10pt"/>
    </style:style>
    <style:style style:name="P71" style:parent-style-name="Standard" style:family="paragraph">
      <style:paragraph-properties fo:text-align="justify" fo:line-height="115%"/>
      <style:text-properties style:font-name="Times New Roman Cyr" fo:color="#000000" fo:font-size="10pt" style:font-size-asian="10pt" style:font-size-complex="10pt"/>
    </style:style>
    <style:style style:name="P72" style:parent-style-name="Standard" style:family="paragraph">
      <style:paragraph-properties fo:text-align="justify" fo:line-height="115%"/>
      <style:text-properties style:font-name="Times New Roman Cyr" fo:color="#000000" fo:font-size="10pt" style:font-size-asian="10pt" style:font-size-complex="10pt"/>
    </style:style>
    <style:style style:name="P73" style:parent-style-name="Standard" style:family="paragraph">
      <style:paragraph-properties fo:text-align="justify" fo:line-height="115%"/>
      <style:text-properties style:font-name="Times New Roman Cyr" fo:color="#000000" fo:font-size="10pt" style:font-size-asian="10pt" style:font-size-complex="10pt"/>
    </style:style>
    <style:style style:name="P74" style:parent-style-name="Standard" style:family="paragraph">
      <style:paragraph-properties fo:text-align="justify" fo:line-height="115%"/>
      <style:text-properties style:font-name="Times New Roman Cyr" fo:color="#000000" fo:font-size="10pt" style:font-size-asian="10pt" style:font-size-complex="10pt"/>
    </style:style>
    <style:style style:name="P75" style:parent-style-name="Standard" style:family="paragraph">
      <style:paragraph-properties fo:text-align="justify" fo:line-height="115%"/>
      <style:text-properties style:font-name="Times New Roman Cyr" fo:color="#000000" fo:font-size="10pt" style:font-size-asian="10pt" style:font-size-complex="10pt"/>
    </style:style>
    <style:style style:name="P76" style:parent-style-name="Standard" style:family="paragraph">
      <style:paragraph-properties fo:text-align="justify" fo:line-height="115%"/>
    </style:style>
    <style:style style:name="T77" style:parent-style-name="DefaultParagraphFont" style:family="text">
      <style:text-properties style:font-name="Times New Roman Cyr" fo:color="#000000" fo:font-size="10pt" style:font-size-asian="10pt" style:font-size-complex="10pt"/>
    </style:style>
    <style:style style:name="T78" style:parent-style-name="DefaultParagraphFont" style:family="text">
      <style:text-properties style:font-name="Times New Roman Cyr" fo:color="#000000" fo:font-size="10pt" style:font-size-asian="10pt" style:font-size-complex="10pt"/>
    </style:style>
    <style:style style:name="T79" style:parent-style-name="DefaultParagraphFont" style:family="text">
      <style:text-properties style:font-name="Times New Roman Cyr" fo:color="#000000" style:text-position="super 65%" fo:font-size="10pt" style:font-size-asian="10pt" style:font-size-complex="10pt"/>
    </style:style>
    <style:style style:name="T80" style:parent-style-name="DefaultParagraphFont" style:family="text">
      <style:text-properties style:font-name="Times New Roman Cyr" fo:color="#000000" fo:font-size="10pt" style:font-size-asian="10pt" style:font-size-complex="10pt"/>
    </style:style>
    <style:style style:name="P81" style:parent-style-name="Standard" style:family="paragraph">
      <style:paragraph-properties fo:text-align="justify" fo:line-height="115%"/>
    </style:style>
    <style:style style:name="T82" style:parent-style-name="DefaultParagraphFont" style:family="text">
      <style:text-properties style:font-name="Times New Roman Cyr" fo:color="#000000" fo:font-size="10pt" style:font-size-asian="10pt" style:font-size-complex="10pt"/>
    </style:style>
    <style:style style:name="T83" style:parent-style-name="DefaultParagraphFont" style:family="text">
      <style:text-properties style:font-name="Times New Roman Cyr" fo:color="#000000" fo:font-size="10pt" style:font-size-asian="10pt" style:font-size-complex="10pt"/>
    </style:style>
    <style:style style:name="T84" style:parent-style-name="DefaultParagraphFont" style:family="text">
      <style:text-properties style:font-name="Times New Roman Cyr" fo:color="#000000" style:text-position="super 65%" fo:font-size="10pt" style:font-size-asian="10pt" style:font-size-complex="10pt"/>
    </style:style>
    <style:style style:name="T85" style:parent-style-name="DefaultParagraphFont" style:family="text">
      <style:text-properties style:font-name="Times New Roman Cyr" fo:color="#000000" fo:font-size="10pt" style:font-size-asian="10pt" style:font-size-complex="10pt"/>
    </style:style>
    <style:style style:name="P86" style:parent-style-name="Standard" style:family="paragraph">
      <style:paragraph-properties fo:text-align="justify" fo:line-height="115%"/>
      <style:text-properties style:font-name="Times New Roman Cyr" fo:color="#000000" fo:font-size="10pt" style:font-size-asian="10pt" style:font-size-complex="10pt"/>
    </style:style>
    <style:style style:name="P87" style:parent-style-name="Standard" style:family="paragraph">
      <style:paragraph-properties fo:text-align="justify" fo:line-height="115%"/>
    </style:style>
    <style:style style:name="T88" style:parent-style-name="DefaultParagraphFont" style:family="text">
      <style:text-properties style:font-name="Times New Roman Cyr" fo:color="#000000" fo:font-size="10pt" style:font-size-asian="10pt" style:font-size-complex="10pt"/>
    </style:style>
    <style:style style:name="T89" style:parent-style-name="DefaultParagraphFont" style:family="text">
      <style:text-properties style:font-name="Times New Roman Cyr" fo:color="#000000" fo:font-size="10pt" style:font-size-asian="10pt" style:font-size-complex="10pt"/>
    </style:style>
    <style:style style:name="T90" style:parent-style-name="DefaultParagraphFont" style:family="text">
      <style:text-properties style:font-name="Times New Roman Cyr" fo:color="#000000" style:text-position="super 65%" fo:font-size="10pt" style:font-size-asian="10pt" style:font-size-complex="10pt"/>
    </style:style>
    <style:style style:name="T91" style:parent-style-name="DefaultParagraphFont" style:family="text">
      <style:text-properties style:font-name="Times New Roman Cyr" fo:color="#000000" fo:font-size="10pt" style:font-size-asian="10pt" style:font-size-complex="10pt"/>
    </style:style>
    <style:style style:name="P92" style:parent-style-name="Standard" style:family="paragraph">
      <style:paragraph-properties fo:text-align="justify" fo:line-height="115%"/>
    </style:style>
    <style:style style:name="T93" style:parent-style-name="DefaultParagraphFont" style:family="text">
      <style:text-properties style:font-name="Times New Roman Cyr" fo:color="#000000" fo:font-size="10pt" style:font-size-asian="10pt" style:font-size-complex="10pt"/>
    </style:style>
    <style:style style:name="T94" style:parent-style-name="DefaultParagraphFont" style:family="text">
      <style:text-properties style:font-name="Times New Roman Cyr" fo:color="#000000" style:text-position="super 65%" fo:font-size="10pt" style:font-size-asian="10pt" style:font-size-complex="10pt"/>
    </style:style>
    <style:style style:name="T95" style:parent-style-name="DefaultParagraphFont" style:family="text">
      <style:text-properties style:font-name="Times New Roman Cyr" fo:color="#000000" fo:font-size="10pt" style:font-size-asian="10pt" style:font-size-complex="10pt"/>
    </style:style>
    <style:style style:name="T96" style:parent-style-name="DefaultParagraphFont" style:family="text">
      <style:text-properties style:font-name="Times New Roman Cyr" fo:color="#000000" fo:font-size="10pt" style:font-size-asian="10pt" style:font-size-complex="10pt"/>
    </style:style>
    <style:style style:name="P97" style:parent-style-name="Standard" style:family="paragraph">
      <style:paragraph-properties fo:text-align="justify" fo:line-height="115%"/>
    </style:style>
    <style:style style:name="T98" style:parent-style-name="DefaultParagraphFont" style:family="text">
      <style:text-properties style:font-name="Times New Roman Cyr" fo:color="#000000" fo:font-size="10pt" style:font-size-asian="10pt" style:font-size-complex="10pt"/>
    </style:style>
    <style:style style:name="T99" style:parent-style-name="DefaultParagraphFont" style:family="text">
      <style:text-properties style:font-name="Times New Roman Cyr" fo:color="#000000" style:text-position="super 65%" fo:font-size="10pt" style:font-size-asian="10pt" style:font-size-complex="10pt"/>
    </style:style>
    <style:style style:name="T100" style:parent-style-name="DefaultParagraphFont" style:family="text">
      <style:text-properties style:font-name="Times New Roman Cyr" fo:color="#000000" fo:font-size="10pt" style:font-size-asian="10pt" style:font-size-complex="10pt"/>
    </style:style>
    <style:style style:name="P101" style:parent-style-name="Standard" style:family="paragraph">
      <style:paragraph-properties fo:text-align="justify" fo:line-height="115%"/>
      <style:text-properties style:font-name="Times New Roman Cyr" fo:color="#000000" fo:font-size="10pt" style:font-size-asian="10pt" style:font-size-complex="10pt"/>
    </style:style>
    <style:style style:name="P102" style:parent-style-name="Standard" style:family="paragraph">
      <style:paragraph-properties fo:text-align="justify" fo:line-height="115%"/>
      <style:text-properties style:font-name="Times New Roman Cyr" fo:color="#000000" fo:font-size="10pt" style:font-size-asian="10pt" style:font-size-complex="10pt"/>
    </style:style>
    <style:style style:name="P103" style:parent-style-name="Standard" style:family="paragraph">
      <style:paragraph-properties fo:text-align="justify" fo:line-height="115%"/>
      <style:text-properties style:font-name="Times New Roman Cyr" fo:color="#000000" fo:font-size="10pt" style:font-size-asian="10pt" style:font-size-complex="10pt"/>
    </style:style>
    <style:style style:name="P104" style:parent-style-name="Standard" style:family="paragraph">
      <style:paragraph-properties fo:text-align="justify" fo:line-height="115%"/>
      <style:text-properties style:font-name="Times New Roman Cyr" fo:color="#000000" fo:font-size="10pt" style:font-size-asian="10pt" style:font-size-complex="10pt"/>
    </style:style>
    <style:style style:name="P105" style:parent-style-name="Standard" style:family="paragraph">
      <style:paragraph-properties fo:text-align="justify" fo:line-height="115%"/>
    </style:style>
    <style:style style:name="T106" style:parent-style-name="DefaultParagraphFont" style:family="text">
      <style:text-properties style:font-name="Times New Roman Cyr" fo:color="#000000" fo:font-size="10pt" style:font-size-asian="10pt" style:font-size-complex="10pt"/>
    </style:style>
    <style:style style:name="T107" style:parent-style-name="DefaultParagraphFont" style:family="text">
      <style:text-properties style:font-name="Times New Roman Cyr" fo:color="#000000" fo:font-size="10pt" style:font-size-asian="10pt" style:font-size-complex="10pt"/>
    </style:style>
    <style:style style:name="T108" style:parent-style-name="DefaultParagraphFont" style:family="text">
      <style:text-properties style:font-name="Times New Roman Cyr" fo:color="#000000" style:text-position="super 65%" fo:font-size="10pt" style:font-size-asian="10pt" style:font-size-complex="10pt"/>
    </style:style>
    <style:style style:name="T109" style:parent-style-name="DefaultParagraphFont" style:family="text">
      <style:text-properties style:font-name="Times New Roman Cyr" fo:color="#000000" fo:font-size="10pt" style:font-size-asian="10pt" style:font-size-complex="10pt"/>
    </style:style>
    <style:style style:name="P110" style:parent-style-name="Standard" style:family="paragraph">
      <style:paragraph-properties fo:text-align="justify" fo:line-height="115%"/>
      <style:text-properties style:font-name="Times New Roman Cyr" fo:color="#000000" fo:font-size="10pt" style:font-size-asian="10pt" style:font-size-complex="10pt"/>
    </style:style>
    <style:style style:name="P111" style:parent-style-name="Standard" style:family="paragraph">
      <style:paragraph-properties fo:text-align="justify" fo:line-height="115%"/>
      <style:text-properties style:font-name="Times New Roman Cyr" fo:color="#000000" fo:font-size="10pt" style:font-size-asian="10pt" style:font-size-complex="10pt"/>
    </style:style>
    <style:style style:name="P112" style:parent-style-name="Standard" style:family="paragraph">
      <style:paragraph-properties fo:text-align="justify" fo:line-height="115%"/>
      <style:text-properties style:font-name="Times New Roman Cyr" fo:color="#000000" fo:font-size="10pt" style:font-size-asian="10pt" style:font-size-complex="10pt"/>
    </style:style>
    <style:style style:name="P113" style:parent-style-name="Standard" style:family="paragraph">
      <style:paragraph-properties fo:text-align="justify" fo:line-height="115%"/>
      <style:text-properties style:font-name="Times New Roman Cyr" fo:color="#000000" fo:font-size="10pt" style:font-size-asian="10pt" style:font-size-complex="10pt"/>
    </style:style>
    <style:style style:name="P114" style:parent-style-name="Standard" style:family="paragraph">
      <style:paragraph-properties fo:text-align="justify" fo:line-height="115%"/>
      <style:text-properties style:font-name="Times New Roman Cyr" fo:color="#000000" fo:font-size="10pt" style:font-size-asian="10pt" style:font-size-complex="10pt"/>
    </style:style>
    <style:style style:name="P115" style:parent-style-name="Standard" style:family="paragraph">
      <style:paragraph-properties fo:text-align="justify" fo:line-height="115%"/>
      <style:text-properties style:font-name="Times New Roman Cyr" fo:color="#000000" fo:font-size="10pt" style:font-size-asian="10pt" style:font-size-complex="10pt"/>
    </style:style>
    <style:style style:name="P116" style:parent-style-name="Standard" style:family="paragraph">
      <style:paragraph-properties fo:text-align="justify" fo:line-height="115%"/>
      <style:text-properties style:font-name="Times New Roman Cyr" fo:color="#000000" fo:font-size="10pt" style:font-size-asian="10pt" style:font-size-complex="10pt"/>
    </style:style>
    <style:style style:name="P117" style:parent-style-name="Standard" style:family="paragraph">
      <style:paragraph-properties fo:text-align="justify" fo:line-height="115%"/>
      <style:text-properties style:font-name="Times New Roman Cyr" fo:color="#000000" fo:font-size="10pt" style:font-size-asian="10pt" style:font-size-complex="10pt"/>
    </style:style>
  </office:automatic-styles>
  <office:body>
    <office:text text:use-soft-page-breaks="true">
      <text:h text:style-name="P1" text:outline-level="1">Predicting vietnamese Students’ academic<text:s/>Performance</text:h>
      <text:h text:style-name="P2" text:outline-level="1">using Data Mining Techniques</text:h>
      <text:p text:style-name="P3">Nhut-Truong Lee<text:s/>Nguyen, Quoc-Thang Vo, Cam-Nhung Bui</text:p>
      <text:p text:style-name="P4"><text:tab/></text:p>
      <text:p text:style-name="P5">1. Project summary:</text:p>
      <text:p text:style-name="P6">Prediction of students’ academic performance has been of great concern to researchers and universities all over the world, for it not only assists<text:s/>them to focus more on bright students but also initially identify students with low academic achievement and find ways to support them. In terms of Vietnam, the lack of these systems to monitor and analyze student progress and performance is not being addressed notwithstanding existing vast volumes of data on student behaviors and achievements. This project provides an overview of the data mining techniques that have been used to tackle this problem and describes our attempts to adapt these techniques, implement and evaluate the results within the context of Vietnamese education.</text:p>
      <text:p text:style-name="P7"/>
      <text:p text:style-name="P8">2. Justification of the necessity for this research to be conducted</text:p>
      <text:p text:style-name="P9"><text:span text:style-name="T10"><text:tab/></text:span><text:span text:style-name="T11">a) Problem statement:</text:span></text:p>
      <text:p text:style-name="P12">Education is the social institution through which society provides its members with important knowledge, including basic facts, job skills and cultural norm values. It thus plays a critical role in socialization. In return, education requires from its scholar the ability to acquire supplied knowledge and possess social ethics up to a certain<text:s/>threshold to be responsible citizen. Consequently, it raised a problem to monitor and analyze academic performance in order to identify potential problems in either educational program or scholars themselves as well as propose efficient solutions.</text:p>
      <text:p text:style-name="P13">Universities in Vietnam are working in this very dynamic and powerfully viable environment. They gather large volumes of data with reference to their students in electronic form. However, they are data rich but information poor – academic databases are left untouched and hardly be exploited to deliver valuable knowledge, which results in unreliable decision making. The unanswered question of how to effectively transform large volumes of data into knowledge is yet a key to improve the quality of managerial decisions. The advances of the data mining field make it possible to mine the educational data and find information that allows for innovative ways of supporting both teachers and students.</text:p>
      <text:p text:style-name="P14">b) Literature review &amp; references:</text:p>
      <text:p text:style-name="P15">There has been a big variety of<text:s/>research works using data mining techniques in higher education institutions to enhance learning considering different factors, going from analyzing students’ enrolment data to prevent drop-off and improve retention [1, 2, 3, 4]; to predict student retention at an early stage from ePortfolios features [5], to analyzing the usage of learning materials uploaded in a e-learning platform [6] or analyzing mistakes that students make together in a tutoring system [7]; to predicts whether a student will pass or fail a course based on his/her forum activity [8]; by using students’ personal and preuniversity characteristics [9]. However, the attributes that have been mostly used in similar research is cumulative grade point average (CGPA) and internal assessment [10,<text:s/>11]. There are two main reasons for this. First, CGPA has tangible value for future educational mobility and is an indication of realized academic potential. Second, it determines the survival of students in their study. Furthermore, the investigations [12, 13] find that the first-year gateway courses bear great correlations of students’ performance. The handbook of educational data mining [13] provides an insight of representative works in the educational data mining area.</text:p>
      <text:p text:style-name="P16">The review paper [15] has proposed 10 important tasks in education that have been tackled using data mining techniques and predicting students' academic performance is one of them. Predicting students’ performance using data mining methods has been performed at various levels: at a tutoring system level to predict whether some specific knowledge or skills are mastered, at a course level or at a degree, or to predict his/her mark. At a tutoring system level [16] predicts whether a student is likely to get the next training exercise right.<text:s/>For the course level, perceived usefulness of e-learning tools, and the ability to work independently were statistically significant contributors to the final course grade [17]; predicts whether a student will pass or fail a course [8] and course performance using students’ performance in prerequisite courses and midterm examinations [10]. Within this project, we will focus on the latter level: predicting the mark of students at the end of a university degree. To predict students’ performance at an early stage of the degree program helps universities not only to focus more on bright students but also to improve course effectiveness. Early warning of at-risk students can help trainers to increase guidance on them, therefore improve their performance.</text:p>
      <text:soft-page-break/>
      <text:p text:style-name="P17">They are<text:s/>many classification techniques applying to educational data, i.e. decision trees [9, 18, 19, 20], artificial neural networks [21, 22, 23], k-nearest neighbor [24, 25] and Bayesian networks <text:s/>[16]. The work presented in [10] does not predict performance at<text:s/>degree level but at a course level. By employing four mathematical models namely multiple linear regression, multilayer perception networks, radial basis functions and support vector machines to predict students’ academic performance in an engineering dynamics course. For all the four models, they achieved an average prediction accuracy of 81-91%. This work shows that previous marks can predict the grade in a course with high accuracy and the predictors include midterm examinations that can be expected to correlate well with the final exam of the course, more than marks of single courses with the graduation mark. It is known that none of these classifiers outperform others in all situations. Therefore, one has to investigate whether some classifiers give better accuracy in the particular field of study.</text:p>
      <text:p text:style-name="P18">Within the context of Vietnam, an investigation [18] was conducted to predict academic performance of undergraduate students of Can Tho University. They employed the data mining algorithms namely decision trees. Its accuracy was then compared with another investigation's using Bayesian network conducted in Asian Institute of Technology. The higher accuracy is obtained using the decision tree classifier. Furthermore, it is well known that good results for classification are less difficult to obtain when the classes are coarser; therefore, the prediction accuracy of 2 classes (Fail and Pass) is much higher than that of 3 classes (Fail, Good and Very Good) or 4 classes (Fail, Fair, Good, Very Good). They measured the accuracy of predictions using cross-validation with 10 folds: 9/10 of the data was used to build the model that was tested on 1/10 of the data, and this process is repeated 10 times. This also means that a single cohort is used to build the prediction model and to evaluate it.</text:p>
      <text:p text:style-name="P19">These works show that it is possible to predict performance at a degree level with an accuracy of more than 60% when several classes for the marks are considered. They also show that there is not necessarily some data mining<text:s/>classifier that is better than all others to obtain a good prediction, though decision trees and Bayesian methods are quite commonly used. They suggest that some academic performance is needed for good results and that socio-demographic factors might be less relevant. All these works validate their approach on the same cohort and consequently leave unanswered on the following question: do the models built for one cohort generalize to the next one? This question is important to implement some support policy<text:s/>in which information gained from one cohort can be used to enhance the learning of the next cohort.</text:p>
      <text:p text:style-name="P20"/>
      <text:p text:style-name="P21"><text:span text:style-name="T22">3. Research plan</text:span></text:p>
      <text:p text:style-name="P23"><text:span text:style-name="T24"><text:tab/></text:span><text:span text:style-name="T25">a) Goals and Objectives of the research project:</text:span></text:p>
      <text:p text:style-name="P26"><text:tab/>The present project seeks to answer the following questions: “Can we predict the performance of students at the end of their degree in 4th year with a reasonable accuracy using only their marks in High School Certificate (HSC), and in first and second year courses at university, no socioeconomic data, and utilizing one cohort to build the model and the next cohort to test it?” and “Can we identify those course in first and second years which are effective predictors of students’ performance at the end of the degree?”. From an administrative point of view, it is easier to gather marks of students than their socioeconomic data. Therefore if a reasonable prediction can be reached without socio-economic data, it makes the implementation of a performance support system in a university easier. In this study, the performance of a student at the end of the degree will be a class A, B, C, D or E, which represents the interval in which her/his final mark lies. Intervals allow for differentiating between strong and weak students.</text:p>
      <text:p text:style-name="P27"><text:tab/>In the process of adapting existing techniques, the present study differs from other works in three aspects. First, using the conclusions of others, it limits the variables to predict performance to marks only, no socioeconomic data. Second, it takes one cohort to build a model and the next cohort to evaluate it, thus allowing for some measurement of how well findings generalize from one cohort to the next one. Third, it is a longitudinal study as four cohorts of students have been considered.</text:p>
      <text:p text:style-name="P28"><text:span text:style-name="T29"><text:tab/></text:span><text:span text:style-name="T30">b) Detail work plan:</text:span></text:p>
      <text:p text:style-name="P31"><text:span text:style-name="T32"><text:tab/>WP1. Training<text:s/></text:span><text:span text:style-name="T33">(2 weeks)</text:span></text:p>
      <text:list text:style-name="LFO1" text:continue-numbering="true">
        <text:list-item>
          <text:p text:style-name="P34">Self-training with different data mining<text:s/>technique for classification: decision trees, artificial neural networks, k-nearest neighbor and Bayesian networks</text:p>
        </text:list-item>
        <text:list-item>
          <text:p text:style-name="P35">Pick out 2<text:s/>out of 4 most positively appropiate models within the context of Vietnamsese education.</text:p>
        </text:list-item>
      </text:list>
      <text:p text:style-name="P36"><text:span text:style-name="T37"><text:tab/>WP2. Database collection for Vietnamese<text:s/></text:span><text:span text:style-name="T38">(2 months)</text:span></text:p>
      <text:list text:style-name="LFO2" text:continue-numbering="true">
        <text:list-item>
          <text:p text:style-name="P39">Collect data of four academic cohorts or batches of the Computer Science department at the Ho Chi Minh University<text:s/>of Science, Vietnam in electronic form. This will be done together with WP1 at the beginning of the project.</text:p>
        </text:list-item>
        <text:list-item>
          <text:p text:style-name="P40">The variables could be foreseen including students’ prior entrance to university and examination marks of the courses that are taught in the first<text:s/>and second academic years, as well as the third and fourth-year results of their study.<text:s/><text:soft-page-break/>Derived from recent works, we would like to investigate the first and second academic years in more details by considering the individual courses that are taught in these years and not only the average examination marks.</text:p>
        </text:list-item>
      </text:list>
      <text:p text:style-name="P41"><text:span text:style-name="T42">WP3. Data preprocessing<text:s/></text:span><text:span text:style-name="T43">(2 weeks)</text:span></text:p>
      <text:list text:style-name="LFO2" text:continue-numbering="true">
        <text:list-item>
          <text:p text:style-name="P44">Perform data cleansing: identify out-of-range values, missing values, inaccurate values, impossible data combinations, etc. in an attempt to correct and complete dataset.</text:p>
        </text:list-item>
        <text:list-item>
          <text:p text:style-name="P45">Remove irrelevant information to reduce the dimension of dataset.</text:p>
        </text:list-item>
        <text:list-item>
          <text:p text:style-name="P46">Convey new interesting value from existing ones.</text:p>
        </text:list-item>
        <text:list-item>
          <text:p text:style-name="P47">Balance dataset in case of the exisiting unbalanced one.</text:p>
        </text:list-item>
      </text:list>
      <text:p text:style-name="P48"><text:span text:style-name="T49">WP4. Implement 2 models on the databases<text:s/></text:span><text:span text:style-name="T50">(2 months)</text:span></text:p>
      <text:list text:style-name="LFO2" text:continue-numbering="true">
        <text:list-item>
          <text:p text:style-name="P51">This requires much time and effort as we implement 2 models at the same time. The metrics should be identified first to ensure the results are observed in one and only perspective.</text:p>
        </text:list-item>
        <text:list-item>
          <text:p text:style-name="P52">Pick out the model which gives the best accuracy and is feasible in large scale.</text:p>
        </text:list-item>
      </text:list>
      <text:p text:style-name="P53"><text:span text:style-name="T54">WP5. Improve accuracy</text:span><text:span text:style-name="T55"><text:s/>(</text:span><text:span text:style-name="T56">1 month)</text:span></text:p>
      <text:list text:style-name="LFO2" text:continue-numbering="true">
        <text:list-item>
          <text:p text:style-name="P57">Use feature selection techniques to choose a subset of variables and eliminate others that could be irrelevant or of no predictive information and good accuracy.</text:p>
        </text:list-item>
        <text:list-item>
          <text:p text:style-name="P58">Analyze the existing database to perform data transformation if necessary.</text:p>
        </text:list-item>
      </text:list>
      <text:p text:style-name="P59"/>
      <text:p text:style-name="P60">4.<text:s/>Expected results of the proposed project</text:p>
      <text:p text:style-name="P61"><text:tab/>The results of this project are expected to mainly provide its conductors with a wide range of knowledge in different educational data mining techniques, as well as understanding the advantages and disadvantages of<text:s/>each one within the context of Vietnamese education.</text:p>
      <text:p text:style-name="P62"><text:tab/>Furthermore, it will pave a way for future research to build and exploit a reliable prediction system.</text:p>
      <text:p text:style-name="P63"/>
      <text:p text:style-name="P64">5. References</text:p>
      <text:p text:style-name="P65"><text:span text:style-name="T66">[1] G. Dekker, M.Pechenizkiy, and J. Vleeshouwers, “Predicting Students Drop Out: a</text:span><text:span text:style-name="T67"><text:s/>Case Study,” 2</text:span><text:span text:style-name="T68">nd</text:span><text:span text:style-name="T69"><text:s/>International Conference on Educational Data Mining, Proceedings. Cordoba, Spain, pp. 41-50, 2009.</text:span></text:p>
      <text:p text:style-name="P70">[2] D. Delen, “A comparative analysis of machine learning techniques for student retention management,” Decision Support Systems, vol.<text:s/>49, pp. 498-506, 2010.</text:p>
      <text:p text:style-name="P71">[3] Z. J. Kovacic, “Predicting student success by mining enrolment data,” Research in Higher Education Journal, vol. 15, pp. 1-20, 2012.</text:p>
      <text:p text:style-name="P72">[4] A. Wolff, Z. Zdrahal, A. Nikolov, and M. Pantucek, “Improving retention: predicting at-risk<text:s/>students by analysing clicking behaviour in a virtual learning environment,” Proceedings of the Third International Conference on Learning Analytics and Knowledge, pp. 145-149, 2013.</text:p>
      <text:p text:style-name="P73">[5] E. Aguiar, N.V.Chawla, J. Brockman, G. A. Ambrose, V. Goodrich, “Engagement vs Performance: Using Electronic Portfolios to predict first semester engineering student retention,” International Conference on Learning Analytics and Knowledge, ACM, 2014.</text:p>
      <text:p text:style-name="P74">[6] S. Valsamidis, and S. Kontogiannis, “E-Learning Platform Usage Analysis,” Interdisciplinary Journal of E-Learning and Learning Objects, vol. 7, pp. 185-204, 2011.</text:p>
      <text:p text:style-name="P75">[7] A. Merceron, and K. Yacef, “Measuring Correlation of Strong Symmetric Association Rules in Educational Data,” In: Handbook of Educational Data Mining, edited by C. Romero, S. Ventura, M. Pechenizkiy &amp; R.S.J.d. Baker, CRC Press, ISBN: 978-1-4398-0457-5, pp. 245-256, 2010.</text:p>
      <text:p text:style-name="P76"><text:span text:style-name="T77">[8] M. I. Lopez, R. Romero, V. Ventura, and J. M. Luna, “Classification via clustering for predicting final marks starting from the student par</text:span><text:span text:style-name="T78">ticipation in Forums,” Proceedings of the 5</text:span><text:span text:style-name="T79">th</text:span><text:span text:style-name="T80"><text:s/>Internation Conference on Educational Data Mining, Chania, Greece, June 15-21, pp. 148-151, 2012.</text:span></text:p>
      <text:p text:style-name="P81"><text:span text:style-name="T82">[9] D. Kabakchieva, K. Stefanova, V. Kisimov, “Analyzing University Data for Determining Student Profiles and Pr</text:span><text:span text:style-name="T83">edicting Performance,” Proceedings of the 4</text:span><text:span text:style-name="T84">th</text:span><text:span text:style-name="T85"><text:s/>International Conference on Educational Data Mining, Eindhoven, the Netherlands, July 6-8, 2011.</text:span></text:p>
      <text:p text:style-name="P86">[10] S. Huang, N. Fang, “Predicting student academic performance in an engineering dynamics course: A comparison<text:s/>of four types of predictive mathematical models,” Computer and Education, pp. 133-145, 2013.</text:p>
      <text:soft-page-break/>
      <text:p text:style-name="P87"><text:span text:style-name="T88">[11] J. Zimmermann, K. H. Brodersen, J. P. Pellet, E. August, J. M. Buhmann, “Predicting graduate-level performance from undergraduate achievements,” Proceedings o</text:span><text:span text:style-name="T89">f the 4</text:span><text:span text:style-name="T90">th</text:span><text:span text:style-name="T91"><text:s/>International Conference on Educational Data Mining, Eindhoven, the Netherlands, July 6-8, 2011.</text:span></text:p>
      <text:p text:style-name="P92"><text:span text:style-name="T93">[12] P. Golding, S. McNamarah, “Predicting Academic Performance in the School of Computing &amp; Information Technology (SCIT),” Proceedings of 35</text:span><text:span text:style-name="T94">th</text:span><text:span text:style-name="T95"><text:s/>ASEE</text:span><text:span text:style-name="T96">/IEEE Frontiers in Education Conference, 2005.</text:span></text:p>
      <text:p text:style-name="P97"><text:span text:style-name="T98">[13] P. Golding, O. Donaldson, “Predicting Academic Performance,” Proceedings of 36</text:span><text:span text:style-name="T99">th</text:span><text:span text:style-name="T100"><text:s/>Frontiers in Education Conference, 2006.</text:span></text:p>
      <text:p text:style-name="P101">[14] C. Romero, S. Ventura, M. Pechenizkiy &amp; R.S.J.d. Baker, Handbook of Educational Data Mining, CRC Press, ISBN: 978-1-4398-0457-5, 2010.</text:p>
      <text:p text:style-name="P102">[15] C. Romero, and S. Ventura, “Educational Data Mining: A Review of the State of the Art,” IEEE transactions on Systems, Man and Cybernetics, vol. 40(6), pp. 601-618, 2010.</text:p>
      <text:p text:style-name="P103">[16] Z. Pardos, N. Hefferman, B. Anderson, and C. Hefferman, “The effect of Model Granularity on Student Performance Prediction Using Bayesian Networks,” Proceedings of the International Conference on User Modelling, Springer, Berlin, pp. 435-439, 2007.</text:p>
      <text:p text:style-name="P104">[17] E. Galy, C. Downey,<text:s/>and J. Johnson, “The Effect of Using E-Learning Tools in Online and Campus-based Classrooms on Student Performance,” Journal of Information Technology Education, vol. 10, pp. 209-230, 2011.</text:p>
      <text:p text:style-name="P105"><text:span text:style-name="T106">[18] T. N. Nghe, P. Janecek, p. Haddawy, “A Comparative Analysis o</text:span><text:span text:style-name="T107">f Techniques for Predicting Academic Performance,” Proceedings of 37</text:span><text:span text:style-name="T108">th</text:span><text:span text:style-name="T109"><text:s/>Frontiers in Education Conference, 2007.</text:span></text:p>
      <text:p text:style-name="P110">[19] R.R Kabra, R.S Bichkar, “Performance Prediction of engineering students using Decision trees”, International Journal of Computer Applications, vol. 36, no. 11, 2011.</text:p>
      <text:p text:style-name="P111">[20] S. A. Kumar, Dr. M.N. Vijayalakshmi, “Efficiency of Decision Trees in Predicting Student,Academic Performance”, Computer Science &amp; Information Technology, pp. 335-343, 2011.</text:p>
      <text:p text:style-name="P112">[21] V. O. Oladokun, A. T. Adebanjo, and O. E. Charles-Owaba, “Predicting student’s academic performance using artificial neural network: A case study of an engineering course,” Proc. Pacific J. Sci. Technol., vol. 9, no. 1, pp. 72–79, 2008.</text:p>
      <text:p text:style-name="P113">[22] Naik, B. and Ragotiaman, “Using Neural Netwroks to Predict<text:s/>MBA Student Success,” College Student Journal, vol. 38, no. 1, pp. 143-149, 2004.</text:p>
      <text:p text:style-name="P114">[23] T. Want and A. Mitrovic, “Using neural networks to predict student’s performance,” in Proc. Int. Conf. Comput. Educ., Washington, DC pp. 1–5, 2002.</text:p>
      <text:p text:style-name="P115">[24] Tanner, T.<text:s/>and Toivonen, “Predicting and preventing student failure – using the k-nearest neighbour method to predict student performance in an online course environment,” International Journal of Learning Technology, vol. 5, pp. 356-377.</text:p>
      <text:p text:style-name="P116">[25] D. Kabakchieva, “Predicting Student Performance by Using Data Mining Methods for Classification,” Cybernetics and Information Technologies, vol. 13, No. 1, pp. 61-72, 2013.</text:p>
      <text:p text:style-name="P1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wiss" style:font-pitch="variable" svg:panose-1="2 11 6 3 3 8 4 2 2 4"/>
    <style:font-face style:name="Franklin Gothic Medium" svg:font-family="Franklin Gothic Medium" style:font-family-generic="swiss" style:font-pitch="variable" svg:panose-1="2 11 6 3 2 1 2 2 2 4"/>
    <style:font-face style:name="HGSoeiKakugothicUB" svg:font-family="HGSoeiKakugothicUB" style:font-family-generic="modern" style:font-pitch="fixed"/>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Times New Roman Cyr" svg:font-family="Times New Roman Cyr" style:font-family-generic="system"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0833in"/>
      <style:text-properties style:font-name="Franklin Gothic Medium" style:font-name-asian="HGSoeiKakugothicUB" fo:color="#2683C6" fo:font-size="15pt" style:font-size-asian="15pt" style:font-size-complex="1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ê Nguyễn Nhựt Trường</dc:creator>
    <meta:creation-date>2019-05-07T09:51:00Z</meta:creation-date>
    <dc:date>2019-06-20T09:18:00Z</dc:date>
    <meta:template xlink:href="Normal.dotm" xlink:type="simple"/>
    <meta:editing-cycles>172</meta:editing-cycles>
    <meta:editing-duration>PT15780S</meta:editing-duration>
    <meta:document-statistic meta:page-count="4" meta:paragraph-count="33" meta:word-count="2527" meta:character-count="16899" meta:row-count="120" meta:non-whitespace-character-count="14405"/>
  </office:meta>
</office:document-meta>
</file>